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style>
    <style:style style:name="P5"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style>
    <style:style style:name="P17"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8"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19"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0"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4"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2daec" style:text-blinking="false" fo:background-color="transparent" style:font-size-asian="12pt" style:font-size-complex="12pt"/>
    </style:style>
    <style:style style:name="P33"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3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73693"/>
    </style:style>
    <style:style style:name="T8" style:family="text">
      <style:text-properties officeooo:rsid="0028d695"/>
    </style:style>
    <style:style style:name="T9" style:family="text">
      <style:text-properties officeooo:rsid="002a2ca3"/>
    </style:style>
    <style:style style:name="T10" style:family="text">
      <style:text-properties officeooo:rsid="0032daec"/>
    </style:style>
    <style:style style:name="T11" style:family="text">
      <style:text-properties officeooo:rsid="003c2d26"/>
    </style:style>
    <style:style style:name="T12" style:family="text">
      <style:text-properties officeooo:rsid="003d1be4"/>
    </style:style>
    <style:style style:name="T13" style:family="text">
      <style:text-properties style:font-name="Source Sans Pro" fo:font-size="11.25pt" fo:letter-spacing="normal"/>
    </style:style>
    <style:style style:name="T14" style:family="text">
      <style:text-properties fo:font-size="11.25pt" fo:letter-spacing="normal"/>
    </style:style>
    <style:style style:name="T15" style:family="text">
      <style:text-properties fo:letter-spacing="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6">Email:</text:p>
            <text:p text:style-name="P6">LinkedIn:</text:p>
            <text:p text:style-name="P10">Website:</text:p>
          </table:table-cell>
          <table:table-cell table:style-name="Table1.A1" office:value-type="string">
            <text:p text:style-name="P16"><text:a xlink:type="simple" xlink:href="mailto:alexsimpson@leet.cloud" text:style-name="Internet_20_link" text:visited-style-name="Visited_20_Internet_20_Link">alexsimpson@leet.cloud</text:a></text:p>
            <text:p text:style-name="P16"><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7"><text:a xlink:type="simple" xlink:href="http://www.leet.cloud/" text:style-name="Internet_20_link" text:visited-style-name="Visited_20_Internet_20_Link">www.leet.cloud</text:a><text:span text:style-name="T2"> </text:span></text:p>
          </table:table-cell>
        </table:table-row>
      </table:table>
      <text:p text:style-name="P19">Professional Profile</text:p>
      <text:p text:style-name="P32">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text:p>
      <text:p text:style-name="P32"/>
      <text:p text:style-name="P32"><text:span text:style-name="T15">A VMware Certified Professional (VCP6-DCV), AWS Certified Solutions Architect – Associate, Certified Developer - Associate and Certified SysOps Administrator – Associate. Alex is an IT Consultant with experience in VMware, AWS and Azure Clouds with Oracle, Microsoft and Linux server support for nearly 6 years across 12 agencies within the Queensland state government. </text:span>Currently seeking a challenging IT position that builds on existing skills and experience, while providing opportunities for personal and professional growth.</text:p>
      <text:p text:style-name="P20">Career Summary</text:p>
      <table:table table:name="Table6" table:style-name="Table6">
        <table:table-column table:style-name="Table6.A"/>
        <table:table-column table:style-name="Table6.B"/>
        <table:table-row>
          <table:table-cell table:style-name="Table6.A1" office:value-type="string">
            <text:p text:style-name="P14">201<text:span text:style-name="T9">7</text:span> – <text:span text:style-name="T9">Present</text:span></text:p>
          </table:table-cell>
          <table:table-cell table:style-name="Table6.A1" office:value-type="string">
            <text:p text:style-name="P14"><text:span text:style-name="T8">Cloud</text:span> Specialist, Cloud Services Team</text:p>
            <text:p text:style-name="P14">CITEC, Brisbane, Australia</text:p>
          </table:table-cell>
        </table:table-row>
      </table:table>
      <text:list xml:id="list5683345729353748207" text:style-name="L1">
        <text:list-item>
          <text:p text:style-name="P23">AWS Workspaces POC team lead. </text:p>
        </text:list-item>
        <text:list-item>
          <text:p text:style-name="P23">Consulting with agencies on AWS deployments.</text:p>
        </text:list-item>
        <text:list-item>
          <text:p text:style-name="P24">Desig<text:span text:style-name="T11">n</text:span>ing and implementing VMware Containers and photon OS</text:p>
        </text:list-item>
        <text:list-item>
          <text:p text:style-name="P24">Documenting best practices and procedures.</text:p>
        </text:list-item>
        <text:list-item>
          <text:p text:style-name="P25">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3">2014 – <text:span text:style-name="T8">2017</text:span></text:p>
          </table:table-cell>
          <table:table-cell table:style-name="Table2.A1" office:value-type="string">
            <text:p text:style-name="P13">Virtuali<text:span text:style-name="T8">s</text:span>ation Specialist, <text:span text:style-name="T8">Virtualisation</text:span> Team</text:p>
            <text:p text:style-name="P13">CITEC, Brisbane, Australia</text:p>
          </table:table-cell>
        </table:table-row>
      </table:table>
      <text:list xml:id="list102325709256308" text:continue-numbering="true" text:style-name="L1">
        <text:list-item>
          <text:p text:style-name="P26">Designing, building and implementing highly available VMware and Cloud based environments according to client’s needs.</text:p>
        </text:list-item>
        <text:list-item>
          <text:p text:style-name="P26">Proposing IT solutions to meet client’s needs through consultation.</text:p>
        </text:list-item>
        <text:list-item>
          <text:p text:style-name="P26">Leading client and technical contact for multiple government agencies.</text:p>
        </text:list-item>
        <text:list-item>
          <text:p text:style-name="P26">Architecting upgrade paths for clients VMware and Trend Deep Security Micro environments. </text:p>
        </text:list-item>
        <text:list-item>
          <text:p text:style-name="P26">Training new team members and guiding colleagues towards solutions to technical problems.</text:p>
        </text:list-item>
        <text:list-item>
          <text:p text:style-name="P26"><text:soft-page-break/>Documenting best practices and procedures.</text:p>
        </text:list-item>
        <text:list-item>
          <text:p text:style-name="P26">Management of maintenance of blades, enclosures and racks (physical infrastructure).</text:p>
        </text:list-item>
        <text:list-item>
          <text:p text:style-name="P26">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3">2013 – 2014</text:p>
          </table:table-cell>
          <table:table-cell table:style-name="Table3.A1" office:value-type="string">
            <text:p text:style-name="P13">Senior IT Systems Administrator, Microsoft Server Team, Tier 2</text:p>
            <text:p text:style-name="P13">CITEC, Brisbane, Australia</text:p>
          </table:table-cell>
        </table:table-row>
      </table:table>
      <text:list xml:id="list8997409299888916375" text:style-name="L2">
        <text:list-item>
          <text:p text:style-name="P27">Managing colleagues ITIL processes and procedures to ensure company standards are met.</text:p>
        </text:list-item>
        <text:list-item>
          <text:p text:style-name="P27">Providing 3rd level support for Microsoft server systems for a range of government clients.</text:p>
        </text:list-item>
        <text:list-item>
          <text:p text:style-name="P27">Advanced knowledge in PowerShell scripting for administrator and monitoring of servers.</text:p>
        </text:list-item>
        <text:list-item>
          <text:p text:style-name="P30">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3">2012 – 2013</text:p>
          </table:table-cell>
          <table:table-cell table:style-name="Table4.A1" office:value-type="string">
            <text:p text:style-name="P13">IT Systems Administrator, Microsoft Server Team, Tier 2</text:p>
            <text:p text:style-name="P13">CITEC, Brisbane, Australia</text:p>
          </table:table-cell>
        </table:table-row>
      </table:table>
      <text:list xml:id="list7916674281829429374" text:style-name="L3">
        <text:list-item>
          <text:p text:style-name="P28">Managing ITIL processes and procedures, ensuring they're implemented across the board</text:p>
        </text:list-item>
        <text:list-item>
          <text:p text:style-name="P28">Providing 2nd level support for Microsoft server systems for a range of government clients.</text:p>
        </text:list-item>
        <text:list-item>
          <text:p text:style-name="P28">PowerShell scripting for automation, administration and monitoring of servers.</text:p>
        </text:list-item>
        <text:list-item>
          <text:p text:style-name="P31">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3">2011 – 2012</text:p>
          </table:table-cell>
          <table:table-cell table:style-name="Table5.A1" office:value-type="string">
            <text:p text:style-name="P13">IT Call Center Officer, Service Center</text:p>
            <text:p text:style-name="P13">CITEC, Brisbane, Australia</text:p>
          </table:table-cell>
        </table:table-row>
      </table:table>
      <text:list xml:id="list4785784910432030006" text:style-name="L4">
        <text:list-item>
          <text:p text:style-name="P29">Implementing ITIL processes and procedures to ensure job are logged correctly.</text:p>
        </text:list-item>
        <text:list-item>
          <text:p text:style-name="P29">Providing 1st level support for a range of products and clients across the QLD government.</text:p>
        </text:list-item>
      </text:list>
      <text:p text:style-name="P22"/>
      <text:p text:style-name="P21">Education and Qualifications</text:p>
      <table:table table:name="Table7" table:style-name="Table7">
        <table:table-column table:style-name="Table7.A"/>
        <table:table-column table:style-name="Table7.B"/>
        <table:table-row>
          <table:table-cell table:style-name="Table7.A1" office:value-type="string">
            <text:p text:style-name="P13">[TBC]:</text:p>
          </table:table-cell>
          <table:table-cell table:style-name="Table7.A1" office:value-type="string">
            <text:p text:style-name="P12">AWS-<text:span text:style-name="T12">D</text:span>O-<text:span text:style-name="T12">P</text:span> (AWS <text:span text:style-name="T12">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5">Bachelor of Commerce:</text:p>
          </table:table-cell>
          <table:table-cell table:style-name="Table8.A1" office:value-type="string">
            <text:p text:style-name="P9">Majors in Management and Management Science</text:p>
            <text:p text:style-name="P9">Canterbury University, Christchurch, 2010</text:p>
          </table:table-cell>
        </table:table-row>
        <table:table-row>
          <table:table-cell table:style-name="Table8.A1" office:value-type="string">
            <text:p text:style-name="P13">Certificates:</text:p>
          </table:table-cell>
          <table:table-cell table:style-name="Table8.A1" office:value-type="string">
            <text:p text:style-name="P6">VCP6-DCV – 2017 (VMware Certified Professional, Data Center Virtualization)</text:p>
            <text:p text:style-name="P37">AWS-SO-A (AWS Sys Ops Administrator) </text:p>
            <text:p text:style-name="P36"><text:span text:style-name="T6">AWS-SA-A – 2017 (</text:span>AWS Solutions Architect Associate<text:span text:style-name="T6">)</text:span></text:p>
            <text:p text:style-name="P11">AWS-DV-A – <text:span text:style-name="T10">2017 </text:span>(AWS Certified Developer Associate)</text:p>
            <text:p text:style-name="P8">Microsoft Advanced PowerShell – 2015</text:p>
          </table:table-cell>
        </table:table-row>
      </table:table>
      <text:p text:style-name="P20"/>
      <text:p text:style-name="P20"><text:soft-page-break/></text:p>
      <text:p text:style-name="P20">Key IT Skills</text:p>
      <table:table table:name="Table13" table:style-name="Table13">
        <table:table-column table:style-name="Table13.A"/>
        <table:table-column table:style-name="Table13.B"/>
        <table:table-row>
          <table:table-cell table:style-name="Table13.A1" office:value-type="string">
            <text:list xml:id="list1196808522675569079" text:style-name="L5">
              <text:list-item>
                <text:p text:style-name="P33">VMware Data Center Virtualization </text:p>
              </text:list-item>
              <text:list-item>
                <text:p text:style-name="P33">PowerShell, Windows Server 2008, 2012 &amp; 2016</text:p>
              </text:list-item>
              <text:list-item>
                <text:p text:style-name="P33">Desktop level support for Windows 10 + 7</text:p>
              </text:list-item>
              <text:list-item>
                <text:p text:style-name="P33">1st, 2nd and 3rd level help desk support</text:p>
              </text:list-item>
              <text:list-item>
                <text:p text:style-name="P33">Basic datacenter maintenance</text:p>
              </text:list-item>
              <text:list-item>
                <text:p text:style-name="P33">Trend Deep Security Micro</text:p>
              </text:list-item>
            </text:list>
          </table:table-cell>
          <table:table-cell table:style-name="Table13.B1" office:value-type="string">
            <text:list xml:id="list780718652253144712" text:style-name="L6">
              <text:list-item>
                <text:p text:style-name="P34">CentOS/Redhat/Ubuntu OS's</text:p>
              </text:list-item>
              <text:list-item>
                <text:p text:style-name="P34">Troubleshooting backups and monitoring software</text:p>
              </text:list-item>
              <text:list-item>
                <text:p text:style-name="P34">Microsoft Office packages</text:p>
              </text:list-item>
              <text:list-item>
                <text:p text:style-name="P34">HP systems insight manager</text:p>
              </text:list-item>
              <text:list-item>
                <text:p text:style-name="P34">JavaScript</text:p>
              </text:list-item>
              <text:list-item>
                <text:p text:style-name="P34">C#</text:p>
              </text:list-item>
            </text:list>
          </table:table-cell>
        </table:table-row>
      </table:table>
      <text:p text:style-name="P1"/>
      <text:p text:style-name="P20">Interests and Activities</text:p>
      <table:table table:name="Table14" table:style-name="Table14">
        <table:table-column table:style-name="Table14.A"/>
        <table:table-column table:style-name="Table14.B"/>
        <table:table-row>
          <table:table-cell table:style-name="Table14.A1" office:value-type="string">
            <text:p text:style-name="P13">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5"/>
      <text:p text:style-name="P18"/>
      <text:p text:style-name="P4"><text:span text:style-name="T3">Referee</text:span><text:span text:style-name="T4">s </text:span><text:span text:style-name="T5">available on reques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18T10:23:23.920209073</dc:date>
    <meta:editing-duration>PT41M43S</meta:editing-duration>
    <meta:editing-cycles>31</meta:editing-cycles>
    <meta:generator>LibreOffice/5.1.6.2$Linux_X86_64 LibreOffice_project/10m0$Build-2</meta:generator>
    <meta:document-statistic meta:table-count="10" meta:image-count="0" meta:object-count="0" meta:page-count="3" meta:paragraph-count="79" meta:word-count="631" meta:character-count="4553" meta:non-whitespace-character-count="4018"/>
  </office:meta>
</office:document-meta>
</file>